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paragraph-rsid="00036115"/>
    </style:style>
    <style:style style:name="T1" style:family="text">
      <style:text-properties officeooo:rsid="00031808"/>
    </style:style>
    <style:style style:name="T2" style:family="text">
      <style:text-properties style:font-name="Arial"/>
    </style:style>
    <style:style style:name="T3" style:family="text">
      <style:text-properties style:font-name="Arial" officeooo:rsid="000318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oi </text:span>desenvolv<text:span text:style-name="T1">ido</text:span> uma simulação chamada "o jogo da cerveja" na Sloan School of Management do MIT nos anos 60 para entender e observar deficiências de aprendizagem em organizações. Esse jogo simula um laboratório real, permitindo identificar e analisar com mais precisão as fontes de problemas de negócios.<text:line-break/>O jogo coloca os jogadores em um sistema que controla a produção e distribuição de uma única marca de cerveja. Este sistema é semelhante a um sistema comercial em nações desenvolvidas. Os indivíduos que trabalham como varejistas, atacadistas e diretores de marketing têm total autonomia na tomada de decisões para maximizar seus lucros. A simulação mostra que muitos problemas organizacionais surgem das formas básicas de pensar e interagir das pessoas, não das características estruturais e políticas das organizações.<text:line-break/>As instruções do jogo são apresentadas como uma história contada do ponto de vista de cada jogador, mostrando como as escolhas de cada jogador impactam o sistema como um todo e permitindo uma análise mais profunda dos efeitos dessas escolhas. Isso mostra que os problemas de aprendizagem geralmente estão relacionados a padrões de pensamento e interação, e não apenas a características específicas das organizações.<text:line-break/>É relata<text:span text:style-name="T1">do</text:span> a vida cotidiana de um proprietário de uma pequena loja ou distribuidora de bebidas que vende uma variedade de marcas de cerveja, incluindo Lover's Beer, que é particularmente apreciada pelos consumidores mais jovens. A loja fica em um bairro suburbano ou numa estrada secundária, e a cerveja é um produto importante porque gera dinheiro e atrai os clientes para outras lojas.<text:line-break/>O caminhão entrega cerveja para o proprietário todas as semanas. Entre o pedido e a entrega, normalmente leva quatro semanas, e toda a comunicação com o atacadista é feita por meio de formulários de pedido. O dono nunca vê o atacadista pessoalmente e só conhece o motorista do caminhão.<text:line-break/>Lover's Beer, uma marca menos conhecida e sem publicidade, é vendida regularmente na loja, com quatro caixas rotativas por semana. Para garantir que essa cerveja sempre esteja disponível, o proprietário mantém doze caixas na loja e pede quatro caixas toda segunda-feira. Isso é feito com base na rotatividade esperada e é um processo normal sem considerar muito o pedido.<text:line-break/>As vendas de Lover's Beer dobraram inesperadamente na segunda semana, passando de quatro para oito caixas. O varejista fica surpreso, mas não consegue descobrir por que, ajusta seu pedido para oito caixas com o objetivo de repor o estoque ao nível normal.<text:line-break/>Apesar da falta de feriado ou campanha promocional na terceira semana, as vendas mantiveram o mesmo nível, com oito caixas vendidas novamente. Embora o varejista tente entender a razão, sua atenção é atraída pela rotina da loja. O caminhão de entrega chega com apenas quatro caixas, que foram pedidas quatro semanas antes. <text:line-break/>O varejista decide ser cauteloso e faz um novo pedido de doze caixas porque tem apenas quatro caixas em estoque e a previsão de vendas estável ou aumentando. Isso garante que o estoque seja reposto adequadamente e não haja falta de produto.<text:line-break/>O lançamento de um videoclipe do grupo "Os Iconoclastas", onde a cerveja foi mencionada, aumentou as vendas da Lover's Beer na Semana 4. Como a demanda aumentou, o varejista solicitou mais caixas para reabastecer o estoque.<text:line-break/>As vendas altas na Semana 5 levaram o varejista a vender todo o estoque restante da Lover's Beer. O estoque zerou novamente após uma entrega de sete caixas. Ele aumentou o pedido para dezesseis caixas para garantir o suprimento constante.<text:line-break/>A alta demanda continuou na sexta semana, e mesmo com um pedido maior, o varejista recebeu apenas cinco caixas para entrega. Isso levou a outra semana de prateleiras vazias e pedidos pendentes que precisavam ser atendidos.<text:line-break/>Na sétima semana, a situação se repetiu: apenas cinco caixas foram entregues, o que levou ao esgotamento rápido do estoque. Cinco novos clientes interessados deixaram seus contatos para ser informados quando a cerveja voltar a ser vendida.<text:line-break/><text:soft-page-break/>As vendas altas da Lover's Beer na Semana 8 preocupam o varejista. Os clientes demonstraram grande interesse. Mas quando ele esperava dezesseis caixas na entrega, recebeu apenas cinco. O entregador diz apenas que a cervejaria tem muitos pedidos pendentes, mas não oferece uma explicação clara. Vendo todo o estoque disponível, o varejista agora enfrenta o desafio de satisfazer os clientes sem produtos em estoque. Ele pergunta sobre a gestão do atacadista e se ele está ciente da demanda real do mercado local e decide pedir mais 24 caixas do que normalmente fazia para evitar decepcionar os clientes.<text:line-break/>Na Semana 8, o varejista está testemunhando um aumento repentino e substancial na demanda pela Lover's Beer, que havia começado a aumentar bruscamente desde a Semana 4. Na sexta semana, ele já havia percebido essa tendência e aumentado significativamente seus pedidos à cervejaria, solicitando cinco vezes mais do que o normal, vinte carregamentos por semana. No entanto, mesmo com esse aumento, o varejista esgotou seu estoque e entrou em uma fila de pedidos pendentes, enviando notas promissórias para as lojas que não puderam atendê-los.<text:line-break/>Na Semana 8, ao entrar em contato com a cervejaria para tentar acelerar as entregas e aumentar seu pedido para trinta cargamentos, ele descobre que a produção foi acelerada apenas duas semanas antes. Ao perceber que a cervejaria não estava preparada para o aumento repentino na demanda, apesar das vendas terem aumentado há semanas, ele fica desanimado.<text:line-break/>Na Semana 9, o atacadista enfrenta problemas significativos com o suprimento de Beer Lover. Apesar de ter solicitado vinte carregamentos por semana, apenas seis chegam porque a cervejaria tem muitos pedidos pendentes. Uma secretária eletrônica foi instalada para explicar a situação devido aos telefonemas incessantes dos clientes.<text:line-break/>A situação piora na décima semana. As entregas ainda estão abaixo do esperado; apenas oito cargamentos foram enviados até agora. A produção da cervejaria parece não se acelerar suficientemente, e o atacadista tem dificuldades em se comunicar com a fábrica, que se concentra na gestão da produção. A venda de cerveja nas lojas atingiu níveis recordes, e os pedidos do atacadista aumentaram para 26 cargamentos. Na esperança de resolver o problema, ele decide aumentar significativamente seu pedido para 40 cargamentos.<text:line-break/>A crise continua na sétima semana. O atacadista ainda não conseguiu entrar em contato com a cervejaria com apenas doze carregamentos. O número de pedidos continua a aumentar e a demanda é superior a cem cargamentos por semana. A fidelidade dos clientes pode ser ameaçada se a disponibilidade de estoque estiver incerto. Como resultado, eles podem procurar outros fornecedores.<text:line-break/>Na décima segunda semana, a demanda por Lover's Beer continuou a aumentar de forma exponencial, deixando os atacadistas desesperados com a quantidade disponível. Ele está enfrentando 77 pedidos pendentes e mais 28 novos pedidos das lojas na semana atual, então ele solicita mais quarenta carregamentos para a cervejaria. A situação financeira é preocupante, principalmente devido ao vencimento de notas promissórias.<text:line-break/>Nas semanas seguintes, a demanda superou a oferta, e os pedidos pendentes ainda não diminuíram na Semana 13. Entregas em maior volume da cervejaria finalmente começam a chegar nas semanas quatorze e quinze, enquanto os pedidos das lojas diminuíram ligeiramente. O atacadista acredita que os varejistas podem ter superfaturado as encomendas das semanas passadas.<text:line-break/>Na décima sexta semana, a distribuidora recebe cerca de 55 cargamentos de cerveja; essa quantidade é comparável ao estoque que outras grandes marcas têm. O atacadista observa as caixas empilhadas com alívio, ciente de que seus produtos serão distribuídos em breve. Ele aguarda ansiosamente o resultado dos pedidos durante a semana.<text:line-break/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19:31:48.864314057</meta:creation-date>
    <dc:date>2024-07-02T19:59:35.729736371</dc:date>
    <meta:editing-duration>PT7M26S</meta:editing-duration>
    <meta:editing-cycles>1</meta:editing-cycles>
    <meta:document-statistic meta:table-count="0" meta:image-count="0" meta:object-count="0" meta:page-count="2" meta:paragraph-count="1" meta:word-count="1234" meta:character-count="7873" meta:non-whitespace-character-count="6636"/>
    <meta:generator>LibreOffice/7.3.7.2$Linux_X86_64 LibreOffice_project/30$Build-2</meta:generator>
  </office:meta>
</office:document-meta>
</file>